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=&quot;ja&quot;" style:apply-style-name="Good" style:base-cell-address="Sheet1.C2"/>
      <style:map style:condition="cell-content()=&quot;nein&quot;" style:apply-style-name="Bad" style:base-cell-address="Sheet1.C2"/>
      <style:map style:condition="cell-content()=&quot;&quot;" style:apply-style-name="Neutral" style:base-cell-address="Sheet1.C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=&quot;ja&quot;" style:apply-style-name="Good" style:base-cell-address="Sheet1.C31"/>
      <style:map style:condition="cell-content()=&quot;nein&quot;" style:apply-style-name="Bad" style:base-cell-address="Sheet1.C31"/>
      <style:map style:condition="cell-content()=&quot;&quot;" style:apply-style-name="Neutral" style:base-cell-address="Sheet1.C3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=&quot;ja&quot;" style:apply-style-name="Good" style:base-cell-address="Sheet1.C32"/>
      <style:map style:condition="cell-content()=&quot;nein&quot;" style:apply-style-name="Bad" style:base-cell-address="Sheet1.C32"/>
      <style:map style:condition="cell-content()=&quot;&quot;" style:apply-style-name="Neutral" style:base-cell-address="Sheet1.C3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=&quot;ja&quot;" style:apply-style-name="Good" style:base-cell-address="Sheet1.C35"/>
      <style:map style:condition="cell-content()=&quot;nein&quot;" style:apply-style-name="Bad" style:base-cell-address="Sheet1.C35"/>
      <style:map style:condition="cell-content()=&quot;&quot;" style:apply-style-name="Neutral" style:base-cell-address="Sheet1.C35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Kriterium</text:p>
          </table:table-cell>
          <table:table-cell table:style-name="ce1" office:value-type="string" calcext:value-type="string">
            <text:p>Beschreibung</text:p>
          </table:table-cell>
          <table:table-cell table:style-name="ce2" office:value-type="string" calcext:value-type="string">
            <text:p>Im Entwurf?</text:p>
          </table:table-cell>
        </table:table-row>
        <table:table-row table:style-name="ro1">
          <table:table-cell table:style-name="ce1" office:value-type="string" calcext:value-type="string">
            <text:p>MK 01</text:p>
          </table:table-cell>
          <table:table-cell office:value-type="string" calcext:value-type="string">
            <text:p>Baustein platzier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2</text:p>
          </table:table-cell>
          <table:table-cell office:value-type="string" calcext:value-type="string">
            <text:p>Baustein veränder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3</text:p>
          </table:table-cell>
          <table:table-cell office:value-type="string" calcext:value-type="string">
            <text:p>Baustein entfern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4</text:p>
          </table:table-cell>
          <table:table-cell office:value-type="string" calcext:value-type="string">
            <text:p>Verbindungen hinzufüg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5</text:p>
          </table:table-cell>
          <table:table-cell office:value-type="string" calcext:value-type="string">
            <text:p>Verbindungen lösch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6</text:p>
          </table:table-cell>
          <table:table-cell office:value-type="string" calcext:value-type="string">
            <text:p>Messkonfig speicher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7</text:p>
          </table:table-cell>
          <table:table-cell office:value-type="string" calcext:value-type="string">
            <text:p>Messkonfig lad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8</text:p>
          </table:table-cell>
          <table:table-cell office:value-type="string" calcext:value-type="string">
            <text:p>Sensorbausteine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09</text:p>
          </table:table-cell>
          <table:table-cell office:value-type="string" calcext:value-type="string">
            <text:p>Transformationsbaustei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10</text:p>
          </table:table-cell>
          <table:table-cell office:value-type="string" calcext:value-type="string">
            <text:p>Darstellungsbausteine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11</text:p>
          </table:table-cell>
          <table:table-cell office:value-type="string" calcext:value-type="string">
            <text:p>Messlauf start/stop/pause/resume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MK 12</text:p>
          </table:table-cell>
          <table:table-cell office:value-type="string" calcext:value-type="string">
            <text:p>Verbindungen (?)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SK 01</text:p>
          </table:table-cell>
          <table:table-cell office:value-type="string" calcext:value-type="string">
            <text:p>undo/redo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SK 02</text:p>
          </table:table-cell>
          <table:table-cell office:value-type="string" calcext:value-type="string">
            <text:p>Prototypeigenschaft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03</text:p>
          </table:table-cell>
          <table:table-cell office:value-type="string" calcext:value-type="string">
            <text:p>neue Prototyp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04</text:p>
          </table:table-cell>
          <table:table-cell office:value-type="string" calcext:value-type="string">
            <text:p>Prototypen veränder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05</text:p>
          </table:table-cell>
          <table:table-cell office:value-type="string" calcext:value-type="string">
            <text:p>Prototypen lösch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06</text:p>
          </table:table-cell>
          <table:table-cell office:value-type="string" calcext:value-type="string">
            <text:p>Prototypen speicher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07</text:p>
          </table:table-cell>
          <table:table-cell office:value-type="string" calcext:value-type="string">
            <text:p>Prototypen lad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SK 08</text:p>
          </table:table-cell>
          <table:table-cell office:value-type="string" calcext:value-type="string">
            <text:p>vorgefertigte Konfiguration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09</text:p>
          </table:table-cell>
          <table:table-cell office:value-type="string" calcext:value-type="string">
            <text:p>Fehler entdecken und meld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10</text:p>
          </table:table-cell>
          <table:table-cell office:value-type="string" calcext:value-type="string">
            <text:p>Messdaten speichern &amp; wiederverwenden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SK 11</text:p>
          </table:table-cell>
          <table:table-cell office:value-type="string" calcext:value-type="string">
            <text:p>drag and drop</text:p>
          </table:table-cell>
          <table:table-cell table:style-name="ce3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SK 12</text:p>
          </table:table-cell>
          <table:table-cell office:value-type="string" calcext:value-type="string">
            <text:p>Erklärungen &amp; Informationen zur GUI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K 13</text:p>
          </table:table-cell>
          <table:table-cell office:value-type="string" calcext:value-type="string">
            <text:p>vor Fehlverhalten warn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K 01</text:p>
          </table:table-cell>
          <table:table-cell office:value-type="string" calcext:value-type="string">
            <text:p>ergänzende Information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K 02</text:p>
          </table:table-cell>
          <table:table-cell office:value-type="string" calcext:value-type="string">
            <text:p>neue Prototypen (Software)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K 03</text:p>
          </table:table-cell>
          <table:table-cell office:value-type="string" calcext:value-type="string">
            <text:p>Spiele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K 04</text:p>
          </table:table-cell>
          <table:table-cell office:value-type="string" calcext:value-type="string">
            <text:p>Mock-Sensordat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K 05</text:p>
          </table:table-cell>
          <table:table-cell office:value-type="string" calcext:value-type="string">
            <text:p>Darstellungen drucken</text:p>
          </table:table-cell>
          <table:table-cell table:style-name="ce4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K 06</text:p>
          </table:table-cell>
          <table:table-cell office:value-type="string" calcext:value-type="string">
            <text:p>Spracheinstellungen</text:p>
          </table:table-cell>
          <table:table-cell table:style-name="ce5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K 07</text:p>
          </table:table-cell>
          <table:table-cell office:value-type="string" calcext:value-type="string">
            <text:p>unnötige Bausteinein/ausgänge ausblenden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WK 08</text:p>
          </table:table-cell>
          <table:table-cell office:value-type="string" calcext:value-type="string">
            <text:p>GUI-Farben anpassbar</text:p>
          </table:table-cell>
          <table:table-cell table:style-name="ce3" office:value-type="string" calcext:value-type="string">
            <text:p>nein</text:p>
          </table:table-cell>
        </table:table-row>
        <table:table-row table:style-name="ro1">
          <table:table-cell table:style-name="ce1" office:value-type="string" calcext:value-type="string">
            <text:p>WK 09</text:p>
          </table:table-cell>
          <table:table-cell office:value-type="string" calcext:value-type="string">
            <text:p>variable Darstellungsgrößen</text:p>
          </table:table-cell>
          <table:table-cell table:style-name="ce6" office:value-type="string" calcext:value-type="string">
            <text:p>nein</text:p>
          </table:table-cell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3:Sheet1.C34 Sheet1.C2:Sheet1.C30">
            <calcext:condition calcext:apply-style-name="Good" calcext:value="=&quot;ja&quot;" calcext:base-cell-address="Sheet1.C2"/>
            <calcext:condition calcext:apply-style-name="Bad" calcext:value="=&quot;nein&quot;" calcext:base-cell-address="Sheet1.C2"/>
            <calcext:condition calcext:apply-style-name="Neutral" calcext:value="=&quot;&quot;" calcext:base-cell-address="Sheet1.C2"/>
          </calcext:conditional-format>
          <calcext:conditional-format calcext:target-range-address="Sheet1.C35:Sheet1.C35">
            <calcext:condition calcext:apply-style-name="Good" calcext:value="=&quot;ja&quot;" calcext:base-cell-address="Sheet1.C35"/>
            <calcext:condition calcext:apply-style-name="Bad" calcext:value="=&quot;nein&quot;" calcext:base-cell-address="Sheet1.C35"/>
            <calcext:condition calcext:apply-style-name="Neutral" calcext:value="=&quot;&quot;" calcext:base-cell-address="Sheet1.C35"/>
          </calcext:conditional-format>
          <calcext:conditional-format calcext:target-range-address="Sheet1.C32:Sheet1.C32">
            <calcext:condition calcext:apply-style-name="Good" calcext:value="=&quot;ja&quot;" calcext:base-cell-address="Sheet1.C32"/>
            <calcext:condition calcext:apply-style-name="Bad" calcext:value="=&quot;nein&quot;" calcext:base-cell-address="Sheet1.C32"/>
            <calcext:condition calcext:apply-style-name="Neutral" calcext:value="=&quot;&quot;" calcext:base-cell-address="Sheet1.C32"/>
          </calcext:conditional-format>
          <calcext:conditional-format calcext:target-range-address="Sheet1.C31:Sheet1.C31">
            <calcext:condition calcext:apply-style-name="Good" calcext:value="=&quot;ja&quot;" calcext:base-cell-address="Sheet1.C31"/>
            <calcext:condition calcext:apply-style-name="Bad" calcext:value="=&quot;nein&quot;" calcext:base-cell-address="Sheet1.C31"/>
            <calcext:condition calcext:apply-style-name="Neutral" calcext:value="=&quot;&quot;" calcext:base-cell-address="Sheet1.C3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46:45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5:20:02.865000000</meta:creation-date>
    <dc:date>2019-07-03T15:52:00.853000000</dc:date>
    <meta:editing-duration>PT9M6S</meta:editing-duration>
    <meta:editing-cycles>4</meta:editing-cycles>
    <meta:generator>LibreOffice/6.0.2.1$Windows_X86_64 LibreOffice_project/f7f06a8f319e4b62f9bc5095aa112a65d2f3ac89</meta:generator>
    <meta:document-statistic meta:table-count="1" meta:cell-count="91" meta:object-count="0"/>
  </office:meta>
</office:document-meta>
</file>